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_20__28_user_29_">
      <style:text-properties fo:font-size="14pt" style:font-size-asian="14pt" style:font-size-complex="14pt"/>
    </style:style>
    <style:style style:name="P2" style:family="paragraph" style:parent-style-name="Standard_20__28_user_29_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_20__28_user_29_">
      <style:paragraph-properties fo:text-align="justify" style:justify-single-word="false"/>
      <style:text-properties fo:font-size="14pt" officeooo:paragraph-rsid="001722e0" style:font-size-asian="14pt" style:font-size-complex="14pt"/>
    </style:style>
    <style:style style:name="P4" style:family="paragraph" style:parent-style-name="Standard_20__28_user_29_">
      <style:paragraph-properties fo:text-align="justify" style:justify-single-word="false"/>
      <style:text-properties fo:font-size="14pt" officeooo:paragraph-rsid="00191047" style:font-size-asian="14pt" style:font-size-complex="14pt"/>
    </style:style>
    <style:style style:name="P5" style:family="paragraph" style:parent-style-name="Standard_20__28_user_29_" style:master-page-name="Standard">
      <style:paragraph-properties style:page-number="auto"/>
      <style:text-properties fo:font-size="14pt" style:font-size-asian="14pt" style:font-size-complex="14pt"/>
    </style:style>
    <style:style style:name="T1" style:family="text">
      <style:text-properties officeooo:rsid="0015cadb"/>
    </style:style>
    <style:style style:name="T2" style:family="text">
      <style:text-properties officeooo:rsid="001722e0"/>
    </style:style>
    <style:style style:name="T3" style:family="text">
      <style:text-properties officeooo:rsid="00191047"/>
    </style:style>
    <style:style style:name="T4" style:family="text">
      <style:text-properties officeooo:rsid="001d4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RRAMDANE Nadir</text:p>
      <text:p text:style-name="P1">6 place de la sapinière</text:p>
      <text:p text:style-name="P1">94470, Boissy-Saint-Léger</text:p>
      <text:p text:style-name="P1">nadir.berramdane.sn@gmail.com</text:p>
      <text:p text:style-name="P1">07 66 38 45 33</text:p>
      <text:p text:style-name="P1"/>
      <text:p text:style-name="P1"/>
      <text:p text:style-name="P1">Objet : Candidature pour un <text:span text:style-name="T4">stage.</text:span></text:p>
      <text:p text:style-name="P1"/>
      <text:p text:style-name="P1"><text:span text:style-name="T2">Madame M</text:span>onsieur,</text:p>
      <text:p text:style-name="P1"/>
      <text:p text:style-name="P4">Actuellement étudiant en B.T.S S.I.O au sein de l’ensemble Sainte-Marie à Joinville-Le-Pont , je suis à la recherche d'un contrat <text:span text:style-name="T2">de stage</text:span> dans le cadre de mon cursus afin de mettre en pratique les compétences acquises et de contribuer activement à la vie de <text:span text:style-name="T2">votre entreprise</text:span>.. C'est avec un grand intérêt que je me permets de vous adresser ma candidature pour un poste <text:span text:style-name="T1">de stagiaire</text:span> au sein de <text:span text:style-name="T2">votre entreprise</text:span>. pour une durée de <text:span text:style-name="T1">6 semaines</text:span>.</text:p>
      <text:p text:style-name="P2"/>
      <text:p text:style-name="P2">Passionné par les enjeux du <text:span text:style-name="T3">développement web</text:span> et <text:span text:style-name="T3">le</text:span> réseau d’infrastructure, <text:span text:style-name="T2">m</text:span>on cursus m'a permis d'acquérir des compétences solides en hardware, installation de parc informatique et en réseau que je souhaite mettre au service de vos équipes.</text:p>
      <text:p text:style-name="P2"/>
      <text:p text:style-name="P3">Je suis particulièrement attiré par l’informatique. Et je suis convaincu que mon dynamisme, ma capacité à travailler en équipe et mon sens de l'organisation seront des atouts précieux pour contribuer aux missions de <text:span text:style-name="T2">votre entreprise</text:span>.</text:p>
      <text:p text:style-name="P2"/>
      <text:p text:style-name="P2">En tant qu<text:span text:style-name="T2">e stagiaire</text:span>, je m'engage à être un collaborateur assidu et proactif, prêt à relever les défis qui se présenteront et à apporter une valeur ajoutée à vos projets. Je suis également très motivé à apprendre auprès de vos équipes expérimentées et à contribuer activement à la réalisation des objectifs de <text:span text:style-name="T2">votre entreprise</text:span>.</text:p>
      <text:p text:style-name="P2"/>
      <text:p text:style-name="P2">Je me tiens à votre disposition pour convenir d'un entretien, au cours duquel je pourrais vous exposer plus en détail ma motivation et mon projet professionnel. Vous trouverez ci-joint mon CV pour plus d’informations.</text:p>
      <text:p text:style-name="P2"/>
      <text:p text:style-name="P2">Je vous remercie par avance pour l’attention que vous porterez à ma candidature et vous prie d’agréer, Madame Monsieur, l’expression de mes salutations respectueuses.</text:p>
      <text:p text:style-name="P2"/>
      <text:p text:style-name="P1">BERRAMDANE Nad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creation-date>2024-11-13T11:15:00</meta:creation-date>
    <dc:date>2025-01-24T09:12:48.368000000</dc:date>
    <meta:editing-duration>PT33M9S</meta:editing-duration>
    <meta:generator>Trio_Office/6.2.8.2$Windows_x86 LibreOffice_project/</meta:generator>
    <meta:document-statistic meta:table-count="0" meta:image-count="0" meta:object-count="0" meta:page-count="1" meta:paragraph-count="14" meta:word-count="285" meta:character-count="1801" meta:non-whitespace-character-count="15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